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02677554646491106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91273983332556564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10980985140547075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53858756247661355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22422213899246062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14359544950421285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29712943069600495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96863092281913376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561266" text:continue-list="list829712943069600495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5971543766728440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3768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5785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537903"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564068"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3571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39426867235191567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05473247545769080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13074956027404021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41343"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132633116136598177"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69518687964485780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534848831365941743" text:style-name="L15">
        <text:list-item>
          <text:list>
            <text:list-header>
              <text:p text:style-name="P183">1.5 miles averaging about 9:40/mile and rest 1 min</text:p>
            </text:list-header>
          </text:list>
        </text:list-item>
      </text:list>
      <text:p text:style-name="P24">1 mile in 8:26 and rest 2 min</text:p>
      <text:list xml:id="list814994684728750895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154425078767443190"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33842"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229953165134089971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81987634937973461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95418127983177558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544879" text:continue-list="list4819876349379734616" text:style-name="L19">
        <text:list-item>
          <text:list>
            <text:list-header>
              <text:p text:style-name="P187">(Pace*HR)=1240</text:p>
            </text:list-header>
          </text:list>
        </text:list-item>
      </text:list>
      <text:list xml:id="list39547289" text:continue-list="list2299531651340899718" text:style-name="L18">
        <text:list-item>
          <text:list>
            <text:list-header>
              <text:p text:style-name="P186">2 miles at 10:46/mile Ave HR= 121 bpm and rest a few minutes</text:p>
            </text:list-header>
          </text:list>
        </text:list-item>
      </text:list>
      <text:list xml:id="list39545163" text:continue-list="list3954487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54529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57743648929560979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39823657419232380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53394866209294068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918828368013004745"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73257050002570913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08245680059497085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552830"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5545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49043064947566220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22212649899538558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01209103781240232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49621924584102148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49176382209392124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663143022561402155" text:style-name="L32">
        <text:list-item>
          <text:list>
            <text:list-header>
              <text:p text:style-name="P197">0.25 miles in 2:54</text:p>
              <text:p text:style-name="P197">1 mile in 9:21 going faster as I ran and ending at around 8:30 pace</text:p>
            </text:list-header>
          </text:list>
        </text:list-item>
      </text:list>
      <text:list xml:id="list49647214617349141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85338080126581101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82203405753535321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2368381715749029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89455998479359844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264828006571871548"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text:soft-page-break/>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text:soft-page-break/></text:p>
      <text:list xml:id="list77377152393911497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4T19:28:14.20</dc:date>
    <dc:creator>James Lombardi</dc:creator>
    <meta:editing-duration>P29DT8H59M43S</meta:editing-duration>
    <meta:editing-cycles>2197</meta:editing-cycles>
    <meta:generator>OpenOffice/4.1.2$Win32 OpenOffice.org_project/412m3$Build-9782</meta:generator>
    <meta:document-statistic meta:table-count="0" meta:image-count="9" meta:object-count="0" meta:page-count="217" meta:paragraph-count="6361" meta:word-count="68531" meta:character-count="350602"/>
  </office:meta>
</office:document-meta>
</file>